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fo:font-size="9pt" officeooo:rsid="001cd301" officeooo:paragraph-rsid="001cd301" style:font-size-asian="9pt" style:font-size-complex="9pt"/>
    </style:style>
    <style:style style:name="P2" style:family="paragraph" style:parent-style-name="Standard">
      <loext:graphic-properties draw:fill="none" draw:fill-color="#ffffff" draw:opacity="100%"/>
      <style:paragraph-properties fo:background-color="transparent"/>
      <style:text-properties fo:font-size="9pt" officeooo:rsid="001cd301" officeooo:paragraph-rsid="0026d208" style:font-size-asian="9pt" style:font-size-complex="9pt"/>
    </style:style>
    <style:style style:name="P3" style:family="paragraph" style:parent-style-name="Standard">
      <loext:graphic-properties draw:fill="none" draw:fill-color="#ffffff" draw:opacity="100%"/>
      <style:paragraph-properties fo:background-color="transparent"/>
      <style:text-properties fo:font-size="9pt" officeooo:rsid="001cd301" officeooo:paragraph-rsid="0023ccc0" style:font-size-asian="9pt" style:font-size-complex="9pt"/>
    </style:style>
    <style:style style:name="P4" style:family="paragraph" style:parent-style-name="Standard">
      <loext:graphic-properties draw:fill="none" draw:fill-color="#ffffff" draw:opacity="100%"/>
      <style:paragraph-properties fo:background-color="transparent"/>
      <style:text-properties fo:font-size="9pt" officeooo:rsid="0023ccc0" officeooo:paragraph-rsid="0023ccc0" style:font-size-asian="9pt" style:font-size-complex="9pt"/>
    </style:style>
    <style:style style:name="P5" style:family="paragraph" style:parent-style-name="Standard">
      <loext:graphic-properties draw:fill="none" draw:fill-color="#ffffff" draw:opacity="100%"/>
      <style:paragraph-properties fo:background-color="transparent"/>
      <style:text-properties fo:font-size="9pt" officeooo:rsid="0023ccc0" officeooo:paragraph-rsid="0026d208" style:font-size-asian="9pt" style:font-size-complex="9pt"/>
    </style:style>
    <style:style style:name="P6" style:family="paragraph" style:parent-style-name="Standard">
      <loext:graphic-properties draw:fill="none" draw:fill-color="#ffffff" draw:opacity="100%"/>
      <style:paragraph-properties fo:background-color="transparent"/>
      <style:text-properties fo:font-size="9pt" officeooo:rsid="002d94c3" officeooo:paragraph-rsid="002d94c3" style:font-size-asian="9pt" style:font-size-complex="9pt"/>
    </style:style>
    <style:style style:name="T1" style:family="text">
      <style:text-properties officeooo:rsid="001e47e9"/>
    </style:style>
    <style:style style:name="T2" style:family="text">
      <style:text-properties officeooo:rsid="001f908e"/>
    </style:style>
    <style:style style:name="T3" style:family="text">
      <style:text-properties officeooo:rsid="0020feda"/>
    </style:style>
    <style:style style:name="T4" style:family="text">
      <style:text-properties officeooo:rsid="00213624"/>
    </style:style>
    <style:style style:name="T5" style:family="text">
      <style:text-properties officeooo:rsid="002241c5"/>
    </style:style>
    <style:style style:name="T6" style:family="text">
      <style:text-properties officeooo:rsid="00233818"/>
    </style:style>
    <style:style style:name="T7" style:family="text">
      <style:text-properties officeooo:rsid="0023ccc0"/>
    </style:style>
    <style:style style:name="T8" style:family="text">
      <style:text-properties officeooo:rsid="00252545"/>
    </style:style>
    <style:style style:name="T9" style:family="text">
      <style:text-properties officeooo:rsid="0026d208"/>
    </style:style>
    <style:style style:name="T10" style:family="text">
      <style:text-properties officeooo:rsid="002a12cc"/>
    </style:style>
    <style:style style:name="T11" style:family="text">
      <style:text-properties officeooo:rsid="002c37d8"/>
    </style:style>
    <style:style style:name="T12" style:family="text">
      <style:text-properties officeooo:rsid="002d94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rst, there was nothing</text:p>
      <text:p text:style-name="P1"/>
      <text:p text:style-name="P1">Procedure:</text:p>
      <text:p text:style-name="P1"><text:tab/>Master:</text:p>
      <text:p text:style-name="P1"><text:tab/><text:tab/>Generate RSA keys in memory (RAM)</text:p>
      <text:p text:style-name="P1"><text:tab/><text:tab/>Generate AES keys in memory</text:p>
      <text:p text:style-name="P1"><text:tab/><text:tab/>Generate master ID information</text:p>
      <text:p text:style-name="P1"><text:tab/><text:tab/><text:span text:style-name="T1">(Sign) </text:span>Encrypt AES keys with private keys (for signature purposes)</text:p>
      <text:p text:style-name="P1"><text:tab/><text:tab/><text:span text:style-name="T1">(Sign) </text:span>Encrypt master ID information with private keys <text:span text:style-name="T1">(for signature purposes)</text:span></text:p>
      <text:p text:style-name="P1"><text:tab/><text:tab/><text:span text:style-name="T2">(Unencrypted, </text:span><text:span text:style-name="T3">only signature</text:span><text:span text:style-name="T2">) </text:span>Export the message<text:span text:style-name="T4">s</text:span> into comm.sto (EAES + EMID)</text:p>
      <text:p text:style-name="P1"><text:tab/><text:tab/>Input password</text:p>
      <text:p text:style-name="P1"><text:tab/><text:tab/>Hash the password</text:p>
      <text:p text:style-name="P1"><text:tab/><text:tab/>Write to pass.sto</text:p>
      <text:p text:style-name="P1"><text:tab/><text:tab/>Put the private keys and the AES keys into a string</text:p>
      <text:p text:style-name="P1"><text:tab/><text:tab/>Encrypt with password of that string</text:p>
      <text:p text:style-name="P1"><text:tab/><text:tab/>Put them in a vault (vault.sto, only accessible with password)</text:p>
      <text:p text:style-name="P1"><text:tab/><text:tab/>Put the public key directly (plain-text) into pub.sto</text:p>
      <text:p text:style-name="P1"><text:tab/></text:p>
      <text:p text:style-name="P1"><text:tab/>Slave:</text:p>
      <text:p text:style-name="P1"><text:tab/><text:tab/>Generate RSA keys in memory (RAM)</text:p>
      <text:p text:style-name="P1"><text:tab/><text:tab/>Input password</text:p>
      <text:p text:style-name="P1"><text:tab/><text:tab/>Hash the password</text:p>
      <text:p text:style-name="P1"><text:tab/><text:tab/>Write to slave_pass.sto</text:p>
      <text:p text:style-name="P1"><text:tab/><text:tab/>Put the private key into a string</text:p>
      <text:p text:style-name="P1"><text:tab/><text:tab/>Encrypt with password of that string</text:p>
      <text:p text:style-name="P1"><text:tab/><text:tab/>Put them in a vault (slave_vault.sto, only accessible with password)</text:p>
      <text:p text:style-name="P1"><text:tab/><text:tab/>Put the public key directly (plain-text) into slave_pub.sto</text:p>
      <text:p text:style-name="P1"/>
      <text:p text:style-name="P1"><text:tab/><text:span text:style-name="T5">Slave: Create opub.key</text:span></text:p>
      <text:p text:style-name="P1"><text:tab/><text:span text:style-name="T5">Send it to master via the open internet</text:span></text:p>
      <text:p text:style-name="P1"/>
      <text:p text:style-name="P1"><text:tab/><text:span text:style-name="T5">Master receives it</text:span></text:p>
      <text:p text:style-name="P1"><text:tab/></text:p>
      <text:p text:style-name="P1"><text:tab/><text:span text:style-name="T5">Master:</text:span></text:p>
      <text:p text:style-name="P1"><text:tab/><text:tab/><text:span text:style-name="T5">Process opub.key into memory, now it has the slave public key to encrypt messages</text:span></text:p>
      <text:p text:style-name="P1"><text:tab/><text:tab/><text:span text:style-name="T5">Open the previously created comm.sto, it contains the message (Signed AES key and Signed Master ID Info).</text:span></text:p>
      <text:p text:style-name="P1"><text:tab/><text:tab/><text:span text:style-name="T6">Process comm.sto</text:span></text:p>
      <text:p text:style-name="P1"><text:tab/><text:tab/><text:span text:style-name="T6">Encrypt (signed) AES key</text:span></text:p>
      <text:p text:style-name="P1"><text:tab/><text:tab/><text:span text:style-name="T6">Encrypt (signed) master ID information</text:span></text:p>
      <text:p text:style-name="P1"><text:tab/><text:tab/><text:span text:style-name="T7">Clear comm.sto</text:span></text:p>
      <text:p text:style-name="P1"><text:tab/><text:tab/><text:span text:style-name="T7">Write the encrypted content to comm.sto (comm.sto is finally encrypted!)</text:span></text:p>
      <text:p text:style-name="P1"/>
      <text:p text:style-name="P1"><text:tab/><text:span text:style-name="T7">Master: create mme_aesk.ekey from comm.sto</text:span></text:p>
      <text:p text:style-name="P1"><text:tab/><text:span text:style-name="T7">Send it to slave via the open internet, the message is encrypted with slave’s public key so no one would read it, RSA achieved!</text:span></text:p>
      <text:p text:style-name="P1"><text:tab/></text:p>
      <text:p text:style-name="P1"><text:tab/><text:span text:style-name="T7">Master: create master_pub.key from pub.sto</text:span></text:p>
      <text:p text:style-name="P1"><text:tab/><text:span text:style-name="T7">Send it to slave via the open internet</text:span></text:p>
      <text:p text:style-name="P1"><text:tab/></text:p>
      <text:p text:style-name="P1"><text:tab/><text:span text:style-name="T7">Slave receives </text:span><text:span text:style-name="T8">them</text:span></text:p>
      <text:p text:style-name="P2"><text:tab/><text:tab/><text:span text:style-name="T9">Store password in memory for further </text:span><text:span text:style-name="T10">decryption of vaults</text:span></text:p>
      <text:p text:style-name="P5"><text:tab/><text:tab/>Ask for the expected master information</text:p>
      <text:p text:style-name="P5"><text:tab/><text:tab/><text:span text:style-name="T11">Process master_pub.key</text:span></text:p>
      <text:p text:style-name="P4"><text:tab/><text:tab/>Process mme_aesk.ekey into memory, it contains the encrypted AES key and the master information</text:p>
      <text:p text:style-name="P3"><text:tab/><text:tab/><text:span text:style-name="T7">Read slave_vault.sto, </text:span><text:span text:style-name="T12">store the encrypted vault in a string</text:span></text:p>
      <text:p text:style-name="P3"><text:tab/><text:tab/><text:span text:style-name="T12">Process passwd to an aes key</text:span></text:p>
      <text:p text:style-name="P3"><text:tab/><text:tab/><text:span text:style-name="T12">expand key</text:span></text:p>
      <text:p text:style-name="P3"><text:tab/><text:tab/><text:span text:style-name="T12">process passwd to an otp key</text:span></text:p>
      <text:p text:style-name="P3"><text:tab/><text:tab/><text:span text:style-name="T12">decrypt otp to a string</text:span></text:p>
      <text:p text:style-name="P6"><text:tab/><text:tab/>decrypt aes to a string</text:p>
      <text:p text:style-name="P6"><text:tab/><text:tab/>unprocess secrets</text:p>
      <text:p text:style-name="P6"><text:tab/><text:tab/>process the decrypted vault content and split based on “;;;”</text:p>
      <text:p text:style-name="P6"><text:tab/><text:tab/>extract private keys</text:p>
      <text:p text:style-name="P6"><text:tab/><text:tab/>decrypt mme_aesk content</text:p>
      <text:p text:style-name="P6"><text:tab/><text:tab/>write to AES_KEY_important.key</text:p>
      <text:p text:style-name="P6"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30T16:30:42.747936065</meta:creation-date>
    <dc:date>2021-12-30T17:31:04.139806597</dc:date>
    <meta:editing-duration>PT45M25S</meta:editing-duration>
    <meta:editing-cycles>17</meta:editing-cycles>
    <meta:generator>LibreOffice/7.0.4.2$Linux_X86_64 LibreOffice_project/00$Build-2</meta:generator>
    <meta:document-statistic meta:table-count="0" meta:image-count="0" meta:object-count="0" meta:page-count="1" meta:paragraph-count="61" meta:word-count="341" meta:character-count="2234" meta:non-whitespace-character-count="1846"/>
  </office:meta>
</office:document-meta>
</file>